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0000000480660D03A57F2704B1.png" manifest:media-type="image/png"/>
  <manifest:file-entry manifest:full-path="Pictures/10000000000003E8000003E89AD125B6F8AA7A65.jpg" manifest:media-type="image/jpeg"/>
  <manifest:file-entry manifest:full-path="Pictures/10000201000003BC000001F479F0C607CC4A2FD2.png" manifest:media-type="image/png"/>
  <manifest:file-entry manifest:full-path="Pictures/1000020100000320000002580A766ECC808ACAA4.png" manifest:media-type="image/png"/>
  <manifest:file-entry manifest:full-path="Pictures/100000000000036C000002336E4C44B4BCC9C0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42cm, 10.447cm, 15.018cm, 34.5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97cm, 5.198cm, 2.884cm, 28.944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54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22cm" svg:height="5.555cm" svg:x="4.872cm" svg:y="1.811cm">
          <draw:image xlink:href="Pictures/10000201000003BC000001F479F0C607CC4A2FD2.png" xlink:type="simple" xlink:show="embed" xlink:actuate="onLoad">
            <text:p/>
          </draw:image>
        </draw:frame>
        <draw:frame draw:style-name="gr1" draw:text-style-name="P1" draw:layer="layout" svg:width="10.502cm" svg:height="6.749cm" svg:x="4.992cm" svg:y="8.999cm">
          <draw:image xlink:href="Pictures/100000000000036C000002336E4C44B4BCC9C043.jpg" xlink:type="simple" xlink:show="embed" xlink:actuate="onLoad">
            <text:p/>
          </draw:image>
        </draw:frame>
        <draw:frame draw:style-name="gr1" draw:text-style-name="P1" draw:layer="layout" svg:width="9.232cm" svg:height="9.232cm" svg:x="5.567cm" svg:y="17.018cm">
          <draw:image xlink:href="Pictures/10000000000003E8000003E89AD125B6F8AA7A6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173cm" svg:height="6.13cm" svg:x="1.778cm" svg:y="1.49cm">
          <draw:image xlink:href="Pictures/1000020100000320000002580A766ECC808ACAA4.png" xlink:type="simple" xlink:show="embed" xlink:actuate="onLoad">
            <text:p/>
          </draw:image>
        </draw:frame>
        <draw:frame draw:style-name="gr1" draw:text-style-name="P1" draw:layer="layout" svg:width="18.541cm" svg:height="10.428cm" svg:x="2.032cm" svg:y="9.398cm">
          <draw:image xlink:href="Pictures/100002010000080000000480660D03A57F2704B1.png" xlink:type="simple" xlink:show="embed" xlink:actuate="onLoad">
            <text:p/>
          </draw:image>
        </draw:frame>
        <draw:frame draw:style-name="gr3" draw:text-style-name="P1" draw:layer="layout" svg:width="3.555cm" svg:height="1.523cm" svg:x="3.81cm" svg:y="21.844cm">
          <draw:image xlink:href="Pictures/100002010000080000000480660D03A57F2704B1.png" xlink:type="simple" xlink:show="embed" xlink:actuate="onLoad">
            <text:p/>
          </draw:image>
        </draw:frame>
        <draw:frame draw:style-name="gr4" draw:text-style-name="P1" draw:layer="layout" svg:width="6.857cm" svg:height="8.381cm" svg:x="11.685cm" svg:y="19.305cm">
          <draw:image xlink:href="Pictures/100002010000080000000480660D03A57F2704B1.png" xlink:type="simple" xlink:show="embed" xlink:actuate="onLoad">
            <text:p/>
          </draw:image>
        </draw:frame>
        <draw:custom-shape draw:style-name="gr5" draw:text-style-name="P3" draw:layer="layout" svg:width="3.048cm" svg:height="1.016cm" svg:x="13.64cm" svg:y="22.3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173cm" svg:height="6.13cm" draw:transform="skewX (7.43351414047898E-017) rotate (0.785398163397448) translate (11.015cm 6.076cm)">
          <draw:image xlink:href="Pictures/1000020100000320000002580A766ECC808ACAA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4cm" presentation:class="title" presentation:placeholder="true">
        <draw:text-box/>
      </draw:frame>
      <draw:frame presentation:style-name="Default-outline1" draw:layer="backgroundobjects" svg:width="19.43cm" svg:height="16.203cm" svg:x="1.079cm" svg:y="6.537cm" presentation:class="outline" presentation:placeholder="true">
        <draw:text-box/>
      </draw:frame>
      <draw:frame presentation:style-name="Mpr1" draw:text-style-name="MP2" draw:layer="backgroundobjects" svg:width="5.03cm" svg:height="1.925cm" svg:x="1.079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5cm" svg:x="7.383cm" svg:y="25.4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5cm" svg:x="15.48cm" svg:y="25.4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14:40:53.377056596</meta:creation-date>
    <dc:date>2020-07-26T18:13:28.147105272</dc:date>
    <meta:editing-duration>PT58M20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